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5aa74" officeooo:paragraph-rsid="0005aa74" style:language-asian="zxx" style:country-asian="none" style:language-complex="zxx" style:country-complex="none"/>
    </style:style>
    <style:style style:name="P2" style:family="paragraph" style:parent-style-name="Standard">
      <style:text-properties style:font-name="Liberation Mono" fo:language="zxx" fo:country="none" officeooo:rsid="0005aa74" officeooo:paragraph-rsid="0005aa74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5aa74" officeooo:paragraph-rsid="000c94c7"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99f5b" style:font-style-asian="italic" style:font-style-complex="italic"/>
    </style:style>
    <style:style style:name="T3" style:family="text">
      <style:text-properties style:font-name="Liberation Mono"/>
    </style:style>
    <style:style style:name="T4" style:family="text">
      <style:text-properties officeooo:rsid="0008015d"/>
    </style:style>
    <style:style style:name="T5" style:family="text">
      <style:text-properties officeooo:rsid="0008af3e"/>
    </style:style>
    <style:style style:name="T6" style:family="text">
      <style:text-properties officeooo:rsid="00099f5b"/>
    </style:style>
    <style:style style:name="T7" style:family="text">
      <style:text-properties officeooo:rsid="000b24b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99f5b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Wie kann man den Programmfluss <text:span text:style-name="T1">besser</text:span> verstehen? </text:p>
      <text:p text:style-name="P1"><text:s text:c="6"/>Sprich, wie kann man die Variablenwerte ausgeben?</text:p>
      <text:p text:style-name="P1"/>
      <text:p text:style-name="P1"/>
      <text:p text:style-name="P1"/>
      <text:p text:style-name="P1">B) Wie sind die ersten beiden Schritte für ein neues Programm? (Vgl. Grundgerüst)</text:p>
      <text:p text:style-name="P1"/>
      <text:p text:style-name="P1"><text:tab/>1)</text:p>
      <text:p text:style-name="P1"/>
      <text:p text:style-name="P1"><text:tab/>2)</text:p>
      <text:p text:style-name="P1"/>
      <text:p text:style-name="P1"/>
      <text:p text:style-name="P3">C) <text:span text:style-name="T9">W</text:span><text:span text:style-name="T8">as ist eine Variablen-Deklaration und wie oft darf </text:span><text:span text:style-name="T9">man den selben Namen</text:span><text:span text:style-name="T8"> pro Block</text:span></text:p>
      <text:p text:style-name="P3"><text:span text:style-name="T8"><text:s text:c="5"/></text:span><text:span text:style-name="T9">deklarieren</text:span><text:span text:style-name="T8">?</text:span></text:p>
      <text:p text:style-name="P1"/>
      <text:p text:style-name="P1"/>
      <text:p text:style-name="P1">D) Wo und wie werden Funktionen deklariert?</text:p>
      <text:p text:style-name="P1"><text:s text:c="5"/>(Grundgerüst zeichnen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) <text:span text:style-name="T4">Wie</text:span> übergebe ich einen Wert in meiner <text:span text:style-name="T3">main(String[] args)</text:span>-Funktion an eine Funktion</text:p>
      <text:p text:style-name="P1"><text:s text:c="5"/>wie <text:span text:style-name="T6">zum Beispiel </text:span><text:span text:style-name="T3">System.out.println()</text:span>?</text:p>
      <text:p text:style-name="P1"/>
      <text:p text:style-name="P1"/>
      <text:p text:style-name="P1"/>
      <text:p text:style-name="P1"/>
      <text:p text:style-name="P1">F) Wo werden Paramete<text:span text:style-name="T7">r</text:span>n bei Funktionen deklariert? <text:span text:style-name="T6">(Code-Beispiel)</text:span></text:p>
      <text:p text:style-name="P1"/>
      <text:p text:style-name="P1"/>
      <text:p text:style-name="P1"/>
      <text:p text:style-name="P1">G) Dürfen die Parameternamen als Variablennamen <text:span text:style-name="T6">neu deklariert</text:span> werden? (mit Begrü<text:span text:style-name="T5">n</text:span>dung)</text:p>
      <text:p text:style-name="P1"/>
      <text:p text:style-name="P1"/>
      <text:p text:style-name="P1"/>
      <text:p text:style-name="P3">H) <text:span text:style-name="T6">Auf welche Variablen aus der </text:span><text:span text:style-name="T3">main(String[] args)</text:span>-Funktion <text:span text:style-name="T6">kann man </text:span>in einer eigenen, </text:p>
      <text:p text:style-name="P3"><text:s text:c="5"/>neuen Funktion <text:span text:style-name="T6">zugreifen?</text:span></text:p>
      <text:p text:style-name="P2"><text:s text:c="2"/></text:p>
      <text:p text:style-name="P1"/>
      <text:p text:style-name="P1"/>
      <text:p text:style-name="P1">I) Wir deklarieren eine neue Variable in einer Schleife. Wo müsste ich sie erzeugen, damit ich diese nach der Schleife noch benutzen kann und warum? (Vgl. Las-Vegas-Metapher)</text:p>
      <text:p text:style-name="P1"/>
      <text:p text:style-name="P2"><text:tab/>while(...) {</text:p>
      <text:p text:style-name="P2"/>
      <text:p text:style-name="P2"/>
      <text:p text:style-name="P2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9:33:48.445499001</meta:creation-date>
    <dc:date>2016-09-09T16:55:05.762315749</dc:date>
    <meta:editing-duration>PT4M57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137" meta:character-count="957" meta:non-whitespace-character-count="804"/>
  </office:meta>
</office:document-meta>
</file>